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0a897" officeooo:paragraph-rsid="0010a8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HIVO DE PRUEB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 </meta:initial-creator>
    <meta:creation-date>2013-10-06T16:08:48.292747054</meta:creation-date>
    <dc:date>2013-10-06T16:09:18.406317571</dc:date>
    <dc:creator>Mika </dc:creator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17" meta:non-whitespace-character-count="15"/>
    <meta:generator>LibreOffice/4.1.1.2$Linux_x86 LibreOffice_project/410m0$Build-2</meta:generator>
  </office:meta>
</office:document-meta>
</file>